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8fb3"/>
    </style:style>
    <style:style style:name="P2" style:family="paragraph" style:parent-style-name="Standard">
      <style:text-properties officeooo:paragraph-rsid="001e264b"/>
    </style:style>
    <style:style style:name="T1" style:family="text">
      <style:text-properties officeooo:rsid="001b8fb3"/>
    </style:style>
    <style:style style:name="T2" style:family="text">
      <style:text-properties fo:font-weight="bold" style:font-weight-asian="bold" style:font-weight-complex="bold"/>
    </style:style>
    <style:style style:name="T3" style:family="text">
      <style:text-properties officeooo:rsid="001e264b"/>
    </style:style>
    <style:style style:name="T4" style:family="text">
      <style:text-properties officeooo:rsid="001ec8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text:line-break/>Departamento de ciência da computação<text:line-break/>Disciplina: Teleinformática e redes 2 – 1°/2018<text:line-break/>Professor: João Gondim <text:line-break/><text:line-break/>Projeto da disciplina- Um Inspetor HTTP baseado em Proxy Server<text:line-break/><text:line-break/>Link do repositório GitHUb: https://github.com/klarkgable/Projeto-TR2-1-2018<text:line-break/><text:line-break/><text:line-break/>Alunos:<text:line-break/><text:line-break/> <text:s text:c="7"/>Klark Gable Souza Porto - 120015421<text:line-break/> <text:s text:c="7"/><text:line-break/> <text:s text:c="7"/>Gabriel Rodrigues Diógenes Macedo - 15/0126808<text:line-break/><text:line-break/><text:line-break/><text:line-break/><text:span text:style-name="T2">INTRODUÇÃO TEÓRICA</text:span><text:line-break/><text:line-break/><text:line-break/><text:span text:style-name="T1">1) </text:span>Cliente-servidor<text:line-break/><text:line-break/> <text:s text:c="7"/>O modelo cliente-servidor é uma estrutura de aplicação que distribui as tarefas e cargas de trabalho entre os fornecedores de um recurso ou serviço(servidores), e os requerentes dos serviços(clientes).<text:line-break/> <text:s text:c="7"/>Geralmente os clientes e servidores comunicam através de uma rede em computadores distintos, mas tanto o cliente quanto o servidor podem residir no mesmo computador.<text:line-break/> <text:s text:c="7"/>Um servidor é um host que está executando um ou mais serviços ou programas que compartilham recursos com os clientes. Um cliente não compartilha seus recursos, mas solicita um conteúdo ou função do servidor. Os clientes iniciam sessões de comunicação com os servidores que aguardam requisições de entrada.<text:line-break/> <text:s text:c="7"/><text:line-break/> <text:s text:c="7"/>Características do Cliente:<text:line-break/><text:line-break/> <text:s text:c="15"/>Inicia pedidos para servidores;<text:line-break/> <text:s text:c="15"/>Espera por respostas;<text:line-break/> <text:s text:c="15"/>Recebe respostas;<text:line-break/> <text:s text:c="15"/>Conecta-se a um pequeno número de servidores de uma só vez ;<text:line-break/> <text:s text:c="15"/>Normalmente interage diretamente com os servidores através de seu software aplicação especifico, que lhe possibilita a comunicação com o servidor;<text:line-break/> <text:s text:c="15"/>Utiliza recursos da rede.<text:line-break/><text:line-break/> <text:s text:c="7"/>Características do Servidor:<text:line-break/><text:line-break/> <text:s text:c="15"/>Sempre espera por um pedido de um cliente;<text:line-break/> <text:s text:c="15"/>Atende os pedidos e, em seguida, responde aos clientes com os dados solicitados;<text:line-break/> <text:s text:c="15"/>Podem se conectar com outros servidores para atender uma solicitação específica do cliente; jamais podem se comunicar.<text:line-break/> <text:s text:c="15"/>Fornece recursos de rede.<text:line-break/> <text:s text:c="15"/>Normalmente interage diretamente com os usuários finais através de qualquer interface com o usuário;<text:line-break/><text:soft-page-break/> <text:s text:c="15"/>Estrutura o sistema.<text:line-break/><text:line-break/> <text:s text:c="6"/><text:line-break/> <text:s text:c="6"/><text:line-break/><text:span text:style-name="T1">2) </text:span>Requisições HTTP<text:line-break/> <text:s/><text:line-break/> <text:s text:c="7"/>HTTP é a sigla de "Hyper Text Transfer Protocol", o que traduzido seria "Protocolo de Tranferência de Hiper Texto". Quando acessamos a pígina do google, o navegador se conecta na porta 80 do servidor - isto mesmo, o protocolo HTTP roda sob a porta 80 - e envia uma requisição HTTP para este. Isso não ocorre apenas com píginas WEB - podemos fazer download de arquivos de som, fotos, músicas, etc.<text:line-break/> <text:s text:c="7"/>Cliente --------------&gt; Servidor (1)<text:line-break/> <text:s text:c="7"/>Cliente &lt;-------------- Servidor (2)<text:line-break/><text:line-break/> <text:s text:c="7"/>(1) O cliente se conecta na porta 80 do servidor; Envia uma requisição HTTP.<text:line-break/> <text:s text:c="7"/>(2) O servidor obtém esta requisição, e dependendo do seu conteúdo, envia uma determinada resposta ao cliente.<text:line-break/> <text:s text:c="6"/><text:line-break/> <text:s text:c="6"/>Esta é a estrutura bísica de uma requisição HTTP. Cada "comando" equivale a um header (ou cabeçalho). Poderíamos resumir da seguinte forma:<text:line-break/><text:line-break/> <text:s text:c="7"/>[CLIENTE]<text:line-break/> <text:s text:c="7"/>cabeçalhos<text:line-break/><text:line-break/> <text:s text:c="7"/>--------------------------<text:line-break/><text:line-break/> <text:s text:c="7"/>[SERVIDOR]<text:line-break/> <text:s text:c="7"/>cabeçalhos de resposta<text:line-break/><text:line-break/> <text:s text:c="7"/>(código do arquivo requisitado)<text:line-break/><text:line-break/> <text:s text:c="7"/>--------------------------<text:line-break/> <text:s text:c="7"/><text:line-break/> <text:s text:c="7"/>Este header diz ao servidor que o cliente está requisitando o arquivo principal do diretório<text:line-break/><text:line-break/><text:span text:style-name="T1">3) </text:span>Sockets<text:line-break/><text:line-break/> <text:s text:c="7"/>Especificamente em computação, um soquete pode ser usado em ligações de redes de computadores para um fim de um elo bidirecional de comunicação entre dois programas. A interface padronizada de soquetes surgiu originalmente no sistema operacional Unix BSD(Berkeley Software Distribution); portanto, eles são muitas vezes chamados de Berkeley Sockets. É também uma abstração computacional que mapeia diretamente a uma porta de transporte (TCP ou UDP) e mais um endereço de rede. Com esse conceito é possível identificar unicamente um aplicativo ou servidor na rede de comunicação IP.<text:line-break/> <text:s text:c="7"/>Um socket identifica univocamente um usuário TCP <text:line-break/> <text:s text:c="7"/>Permite a associação entre processos de aplicação <text:line-break/> <text:s text:c="7"/>O identificador da porta é concatenado ao endereço IP, onde a entidade TCP está rodando, definindo um socket.<text:line-break/> <text:s text:c="7"/>Função socket ()<text:line-break/> <text:s text:c="15"/>exemplo de uso<text:line-break/> <text:s text:c="23"/>socket (familia, tipo, protocolo);<text:line-break/> <text:s text:c="9"/>O nome de um socket sempre está relacionado a um espaço de nomes, também chamado de <text:soft-page-break/>domínio (socket domain).Cada espaço de nomes é definido por uma macro na forma PF_* (que vem do termo Protocol Family). Os sockets são divididos em tipos. São eles: SOCK_STREAM, SOCK_DGRAM, SOCK_SEQPACKET, SOCK_RAW, SOCK_RDM, SOCK_PACKET.<text:line-break/> <text:s text:c="9"/><text:line-break/> <text:s text:c="9"/><text:line-break/><text:span text:style-name="T2">ARQUITETURA DO PROJETO</text:span><text:line-break/><text:line-break/> <text:s text:c="7"/>O projeto foi feito em C++, usando API padrões e várias bibliotecas de suporte para aplicações em redes. Foi feito em C++, pois acreditamos que na visão orientada a objetos seria melhor estruturado e a comunicação entre classes através dos seus respectivos módulos dariam uma visão mais tangível e simples de entender e interagir.<text:line-break/><text:tab/><text:line-break/> <text:s text:c="6"/>Para isso, dividimos o projeto em vários módulos:<text:line-break/> <text:s text:c="6"/><text:line-break/> <text:s text:c="15"/><text:line-break/><text:tab/><text:tab/><text:span text:style-name="T1">1) </text:span>Servidor(módulo para servidorProxy, por onde passam as requisições e respostas)<text:line-break/> <text:s text:c="15"/><text:line-break/><text:tab/><text:tab/><text:span text:style-name="T1">2) </text:span>Conexao( módulo geral para sockets e conexao interna e externa)<text:line-break/> <text:s text:c="15"/><text:line-break/><text:tab/><text:tab/><text:span text:style-name="T1">3) </text:span>Header( respons<text:span text:style-name="T3">á</text:span>v<text:span text:style-name="T3">e</text:span>l por setar ou recuperar <text:span text:style-name="T3">cabeçalhos</text:span> HTTP de requisição ou resposta)<text:line-break/> <text:s text:c="22"/></text:p>
      <text:p text:style-name="P1"><text:tab/><text:tab/>Obs: os <text:span text:style-name="T3">módulos</text:span> “conexao” e “servidor” em conjunto e utilizando das funções do Header, formam o Inspetor HTTP.<text:line-break/> <text:s text:c="15"/></text:p>
      <text:p text:style-name="P1"><text:span text:style-name="T1">4) </text:span>ModuloBase( Serve como base para recursos, <text:span text:style-name="T3">s</text:span>pider e dump)<text:line-break/> <text:line-break/> <text:span text:style-name="T1">5) </text:span>main(É o módulo principal que chama as rotinas, e seleciona entre inspeção, spider ou cliente recursivo)<text:line-break/> <text:line-break/> <text:span text:style-name="T1">6) </text:span>Para definição das funções e estruturas do projeto, temos o módulo Estrutura.h, que cont<text:span text:style-name="T1">é</text:span>m:<text:line-break/><text:line-break/><text:line-break/><text:span text:style-name="T1">6.1)</text:span></text:p>
      <text:p text:style-name="P2"><text:s/>///classe para Sockets<text:line-break/><text:span text:style-name="T3">classe Socket</text:span></text:p>
      <text:p text:style-name="P2"><text:span text:style-name="T1">Atributos públicos:</text:span><text:line-break/> Socket();<text:line-break/> Socket( int Descritor );<text:line-break/> ~Socket();<text:line-break/><text:line-break/> //funçoes para atribuiçao padrao para sockets<text:line-break/> bool conecta( std::string nome, std::string porta, int socketFamily = AF_INET, int socketType = SOCK_STREAM, int protocol = 0 );<text:line-break/> bool percorre( std::string nome, std::string porta, int queueSize = 1, int socketFamily = AF_INET, int socketType = SOCK_STREAM, int protocol = 0 );<text:line-break/><text:line-break/><text:tab/>bool Valido();<text:line-break/><text:tab/>int getDescritor();<text:line-break/><text:tab/>unsigned int getFamily();<text:line-break/><text:tab/>uint16_t getPorta();<text:line-break/><text:tab/>uint32_t getEndereco();<text:line-break/><text:soft-page-break/><text:tab/>std::string getStringPorta();<text:line-break/><text:tab/>std::string getStringEndereco();<text:line-break/><text:tab/><text:line-break/><text:tab/>bool operator==( Socket &amp;rhs );</text:p>
      <text:p text:style-name="P1"><text:line-break/><text:span text:style-name="T1">Atributos privados: </text:span><text:line-break/><text:tab/>bool valido;<text:line-break/><text:tab/>int Descritor;<text:line-break/><text:tab/>struct sockaddr_in endereco;<text:line-break/><text:line-break/><text:line-break/><text:span text:style-name="T1">6.2)</text:span><text:line-break/>///definição das estruturas e funções do Header<text:line-break/><text:line-break/> <text:s text:c="3"/>//Uma´unica estrutura para cabeçalho http que identifica e separa os campos para tratar de requisiçao e resposta<text:line-break/> <text:s text:c="3"/>struct Header {<text:line-break/><text:line-break/> <text:s text:c="7"/>//metodo para separar os campos<text:line-break/> <text:s text:c="7"/>Header( std::string&amp; palavra );<text:line-break/><text:line-break/> <text:s text:c="7"/>//metodo que transforma struct para string para envio na rede<text:line-break/> <text:s text:c="11"/>std::string texto( bool incluiCorpo = true );<text:line-break/><text:line-break/> <text:s text:c="7"/>//primeira linha e campos http<text:line-break/> <text:s text:c="11"/>std::string PrimeiraLinha;<text:line-break/> <text:s text:c="11"/>std::vector&lt; field &gt; campos;<text:line-break/><text:line-break/> <text:s text:c="7"/>//corpo da mensagem http<text:line-break/> <text:s text:c="11"/>std::string corpo;<text:line-break/><text:line-break/> <text:s text:c="7"/>// caminho e porta<text:line-break/> <text:s text:c="11"/>std::string host;<text:line-break/> <text:s text:c="11"/>std::string porta<text:line-break/><text:line-break/><text:span text:style-name="T1">6.3) </text:span>///definiçoes das estruturas e funções de conexao interna<text:line-break/>class<text:span text:style-name="T3">e</text:span> conexaoInterna <text:line-break/><text:line-break/> <text:s text:c="3"/><text:span text:style-name="T1">Atributos </text:span>public<text:span text:style-name="T1">os</text:span>:<text:line-break/> <text:s text:c="7"/>conexaoInterna( int porta );<text:line-break/> <text:s text:c="7"/>~conexaoInterna();<text:line-break/><text:tab/>typedef std::tuple&lt; std::weak_ptr&lt; Socket &gt;, HTTP::Header &gt; Requisicao;<text:line-break/><text:line-break/><text:line-break/><text:tab/>bool aceitaConexoes();<text:line-break/><text:tab/>bool recebeRequisicoes();<text:line-break/><text:tab/>void fechaSocket( int Descritor );<text:line-break/>ssize_t enviaResposta( std::weak_ptr&lt; Socket &gt; recebendoSocket, HTTP::Header resposta );<text:line-break/><text:line-break/><text:tab/>std::vector&lt; Requisicao &gt; requisicoesRecebidas;<text:tab/><text:line-break/><text:line-break/> <text:s text:c="3"/><text:span text:style-name="T1">Atributos </text:span>priva<text:span text:style-name="T1">dos</text:span>:<text:line-break/><text:soft-page-break/><text:tab/>Socket escutandoSocket;<text:line-break/><text:tab/>std::vector&lt; std::shared_ptr&lt; Socket &gt; &gt; socketsConectados;<text:line-break/><text:line-break/> <text:s text:c="2"/><text:line-break/><text:span text:style-name="T1">6.4) </text:span>///definiçoes das estruturas e funções de conexao externa<text:line-break/>class<text:span text:style-name="T3">e</text:span> conexaoExterna <text:line-break/> <text:s text:c="3"/><text:span text:style-name="T1">Atributos </text:span>public<text:span text:style-name="T1">os</text:span>:<text:line-break/> <text:s text:c="7"/>conexaoExterna(int porta);<text:line-break/><text:tab/>conexaoExterna();<text:line-break/> <text:s text:c="7"/>~conexaoExterna();<text:line-break/><text:tab/>typedef std::tuple&lt; std::weak_ptr&lt; Socket &gt;, HTTP::Header &gt; Resposta;<text:line-break/><text:line-break/><text:tab/>ssize_t enviaRequisicao( std::weak_ptr&lt; Socket &gt; requisitandoSocket, HTTP::Header requisicao );<text:line-break/><text:tab/>bool recebeRespostas();<text:line-break/><text:line-break/><text:tab/>std::vector&lt; Resposta &gt; respostasRecebidas;<text:line-break/><text:tab/><text:line-break/> <text:s text:c="3"/><text:span text:style-name="T1">Atributos </text:span>priva<text:span text:style-name="T1">dos</text:span>:<text:line-break/> <text:s text:c="7"/>typedef std::tuple&lt; std::shared_ptr&lt; Socket &gt;,std::weak_ptr&lt; Socket &gt; &gt; parSocket;<text:line-break/><text:tab/>int acharParSocket( std::weak_ptr&lt; Socket &gt; s_w_ptr );<text:line-break/><text:tab/>int acharParSocket( std::shared_ptr&lt; Socket &gt; s_s_ptr );<text:line-break/><text:tab/>void arrumarSockets();<text:line-break/><text:line-break/><text:tab/>std::vector&lt; parSocket &gt; socketsCriados;<text:line-break/><text:line-break/><text:line-break/><text:span text:style-name="T1">6.5) </text:span>///definição das estruturas e funções do Servidor Proxy<text:line-break/><text:line-break/>class<text:span text:style-name="T3">e</text:span> ServidorProxy <text:line-break/><text:line-break/> <text:s text:c="3"/><text:span text:style-name="T3">Atributos </text:span>public<text:span text:style-name="T3">os</text:span>:<text:line-break/> <text:s text:c="7"/>ServidorProxy( int porta );<text:line-break/> <text:s text:c="7"/>~ServidorProxy();<text:line-break/> <text:s text:c="7"/>bool Loop();<text:line-break/><text:line-break/><text:tab/>bool continuando;<text:line-break/><text:tab/>std::vector&lt; conexaoInterna::Requisicao &gt; &amp;requisicoesRecebidas;<text:line-break/><text:tab/>std::vector&lt; conexaoInterna::Requisicao &gt; requisicoesEnvio;<text:line-break/><text:tab/>std::vector&lt; conexaoExterna::Resposta &gt; &amp;respostasRecebidas;<text:line-break/><text:tab/>std::vector&lt; conexaoExterna::Resposta &gt; respostasEnvio;<text:line-break/><text:line-break/> <text:s text:c="3"/><text:span text:style-name="T3">Atributos </text:span>priva<text:span text:style-name="T3">dos</text:span>:<text:line-break/> <text:s text:c="7"/>conexaoInterna ci;<text:line-break/> <text:s text:c="7"/>conexaoExterna ce;<text:line-break/><text:line-break/><text:line-break/><text:span text:style-name="T3">6.6)</text:span>///definição das estruturas e funções do Spider e Cliente recursivo<text:line-break/>struct Recurso {<text:line-break/><text:line-break/><text:span text:style-name="T3">Atributos </text:span>public<text:span text:style-name="T3">os</text:span>:<text:line-break/><text:tab/>typedef std::tuple&lt; unsigned long long int, unsigned long long int, std::string &gt; Referencia;<text:line-break/><text:soft-page-break/><text:tab/><text:tab/>Recurso( std::string host, std::string nome, std::string respostaHTTP );<text:line-break/><text:tab/><text:line-break/><text:tab/><text:tab/>std::string getNome();<text:line-break/><text:tab/><text:tab/>std::string getNomeLocal();<text:line-break/><text:tab/><text:tab/>std::vector&lt; Referencia &gt; getRecursosReferenciados();<text:line-break/><text:tab/><text:tab/>void setaReferencias( std::vector&lt; long long int &gt; refs );<text:line-break/><text:tab/><text:tab/>bool salvar( std::string caminhoRoot );<text:line-break/><text:tab/><text:tab/>bool Valido();<text:line-break/><text:line-break/><text:tab/><text:tab/><text:line-break/><text:tab/><text:span text:style-name="T3">Atributos </text:span>priva<text:span text:style-name="T3">dos</text:span>:<text:line-break/><text:tab/><text:tab/>void procuraReferencias( const char* propriedadeHTML );<text:line-break/><text:tab/><text:tab/>std::string host;<text:line-break/><text:tab/><text:tab/>std::string nome;<text:line-break/><text:tab/><text:tab/>std::string nomeLocal;<text:line-break/><text:tab/><text:tab/>std::string dados;<text:line-break/><text:tab/><text:tab/>std::vector&lt; Referencia &gt; recursosReferenciados;<text:line-break/><text:tab/><text:tab/>std::vector&lt; unsigned long int &gt; referencias;<text:line-break/><text:tab/><text:tab/>bool valido;<text:line-break/><text:line-break/><text:line-break/>class<text:span text:style-name="T3">e </text:span><text:s/>Spider <text:line-break/><text:tab/><text:span text:style-name="T3">Atributos </text:span>public<text:span text:style-name="T3">os</text:span>:<text:line-break/><text:tab/><text:tab/>Spider( std::string host );<text:line-break/><text:tab/><text:tab/>bool Valido();<text:line-break/><text:tab/><text:span text:style-name="T3">Atributos </text:span>priva<text:span text:style-name="T3">dos</text:span>:<text:line-break/><text:tab/><text:tab/>std::string recursosBaixados( std::string host, std::string nomeRecurso );<text:line-break/><text:tab/><text:tab/>long long int achaRecursos( std::string nomeRecurso );<text:line-break/><text:tab/><text:line-break/><text:tab/><text:tab/>Socket socket;<text:line-break/><text:tab/><text:tab/>bool sucesso;<text:line-break/><text:tab/><text:tab/>std::string nomeArvoreRoot;<text:line-break/><text:tab/><text:tab/>std::vector&lt; Recurso &gt; arvore;<text:line-break/> <text:s text:c="6"/><text:line-break/> <text:s text:c="15"/><text:line-break/><text:tab/> <text:s text:c="5"/><text:line-break/><text:span text:style-name="T2">COMO RODAR O PROJETO</text:span><text:line-break/><text:line-break/><text:tab/>Para rodar projeto, é bem simples. Sistema usado tem que ser distribuição Linux.<text:line-break/><text:tab/>Ter instalado o compilador G++ e o Make para rodar o arquivo makefile<text:line-break/><text:tab/><text:line-break/><text:tab/>Passos:<text:line-break/><text:tab/><text:tab/>1)Baixar arquivos fontes do projeto, copiar para alguma pasta;<text:line-break/><text:tab/><text:tab/><text:line-break/><text:tab/><text:tab/>2)Abrir terminal e caminhar até a pasta do projeto;<text:line-break/><text:tab/><text:tab/><text:line-break/><text:tab/><text:tab/>3)Rodar arquivo makefile( comando "make -f makefile");<text:line-break/><text:tab/><text:tab/><text:line-break/><text:tab/><text:tab/>4)Será gerado os arquivos objetos e o executável “aracne”;<text:line-break/><text:tab/><text:tab/><text:line-break/><text:tab/><text:tab/>5)Rodar aracne( comando ./aracne) que ir<text:span text:style-name="T4">á</text:span> rodar na porta 8228 caso não passe outra porta como argumento. Para fazer os requests e responses o navegador web que for utilizar deve ter <text:soft-page-break/>o proxy configurado no servidorProxy:127.0.0.1 e porta 8228.<text:line-break/><text:tab/><text:tab/><text:line-break/><text:tab/><text:tab/>6)Para rodar o Spider, deve-se comentar a linha final da main.cpp (while( teste1.Loop() ) {};)<text:line-break/><text:tab/><text:tab/>e setar abaixo a chamada ao Spider com por exemplo Spider("www.sitequalquer.com").<text:line-break/> <text:s text:c="15"/><text:line-break/> <text:s text:c="21"/><text:line-break/> <text:s text:c="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4:45:22.775000000</meta:creation-date>
    <dc:date>2018-07-10T15:04:49.917000000</dc:date>
    <meta:editing-duration>PT8M15S</meta:editing-duration>
    <meta:editing-cycles>3</meta:editing-cycles>
    <meta:generator>LibreOffice/5.4.4.2$Windows_X86_64 LibreOffice_project/2524958677847fb3bb44820e40380acbe820f960</meta:generator>
    <meta:document-statistic meta:table-count="0" meta:image-count="0" meta:object-count="0" meta:page-count="7" meta:paragraph-count="6" meta:word-count="1362" meta:character-count="11130" meta:non-whitespace-character-count="8597"/>
  </office:meta>
</office:document-meta>
</file>